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4" style:family="paragraph" style:parent-style-name="Standard">
      <style:paragraph-properties fo:text-align="end" style:justify-single-wor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8" style:family="paragraph" style:parent-style-name="Standard">
      <style:text-properties style:font-name="Arial" officeooo:paragraph-rsid="002c3669"/>
    </style:style>
    <style:style style:name="P9" style:family="paragraph" style:parent-style-name="Standard">
      <style:text-properties style:font-name="Arial" officeooo:paragraph-rsid="007175cf"/>
    </style:style>
    <style:style style:name="P10" style:family="paragraph" style:parent-style-name="Standard">
      <style:text-properties style:font-name="Arial" officeooo:rsid="00752613" officeooo:paragraph-rsid="00752613"/>
    </style:style>
    <style:style style:name="P11" style:family="paragraph" style:parent-style-name="Standard">
      <style:text-properties style:font-name="Arial" officeooo:rsid="00756681" officeooo:paragraph-rsid="00756681"/>
    </style:style>
    <style:style style:name="P12" style:family="paragraph" style:parent-style-name="Standard">
      <style:text-properties style:font-name="Arial" fo:font-weight="normal" officeooo:rsid="00756681" officeooo:paragraph-rsid="00756681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756681" officeooo:paragraph-rsid="007aad28" style:font-weight-asian="normal" style:font-weight-complex="normal"/>
    </style:style>
    <style:style style:name="P14" style:family="paragraph" style:parent-style-name="Standard">
      <style:text-properties style:font-name="Arial" officeooo:rsid="00783db6" officeooo:paragraph-rsid="00783db6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752613" officeooo:paragraph-rsid="00752613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5pt" style:text-underline-style="none" fo:font-weight="bold" officeooo:rsid="0057caf1" officeooo:paragraph-rsid="005ac058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paragraph-rsid="004cd80f"/>
    </style:style>
    <style:style style:name="P1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officeooo:paragraph-rsid="002c3669" style:font-size-asian="12pt"/>
    </style:style>
    <style:style style:name="P1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color="#800000" style:font-name="Arial" fo:font-weight="normal" officeooo:rsid="0075a23a" officeooo:paragraph-rsid="0075a23a" style:font-weight-asian="normal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font-weight="normal" officeooo:rsid="0075a23a" officeooo:paragraph-rsid="0075a23a" style:font-weight-asian="normal" style:font-weight-complex="normal"/>
    </style:style>
    <style:style style:name="P2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c97d2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use-window-font-color="true" fo:font-size="14pt" fo:font-style="normal" fo:font-weight="bold" officeooo:rsid="0069722e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use-window-font-color="true" fo:font-size="14pt" fo:font-style="normal" fo:font-weight="bold" officeooo:rsid="00756681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8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fo:font-weight="normal" officeooo:rsid="00756681" style:font-weight-asian="normal" style:font-weight-complex="normal"/>
    </style:style>
    <style:style style:name="T10" style:family="text">
      <style:text-properties fo:font-weight="normal" officeooo:rsid="00771aa0" style:font-weight-asian="normal" style:font-weight-complex="normal"/>
    </style:style>
    <style:style style:name="T11" style:family="text">
      <style:text-properties fo:font-weight="normal" officeooo:rsid="00783db6" style:font-weight-asian="normal" style:font-weight-complex="normal"/>
    </style:style>
    <style:style style:name="T12" style:family="text">
      <style:text-properties officeooo:rsid="00771aa0"/>
    </style:style>
    <style:style style:name="T13" style:family="text">
      <style:text-properties officeooo:rsid="00783db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aad28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7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8">2</text:span><text:span text:style-name="T4">n <text:s text:c="2"/></text:span><text:span text:style-name="T7">CFGS Desenvolupament d'Aplicacions Multiplataforma</text:span></text:p>
          </table:table-cell>
        </table:table-row>
      </table:table>
      <text:p text:style-name="P8"/>
      <text:p text:style-name="P8"/>
      <text:p text:style-name="P16">MongoDB</text:p>
      <text:p text:style-name="P17"><text:span text:style-name="T5">Consultes </text:span><text:span text:style-name="T6">map-reduce</text:span></text:p>
      <text:p text:style-name="P9"/>
      <text:p text:style-name="P14">Les consultes <text:span text:style-name="T14">Map-Reduce</text:span> és una tècnica que s’utilitza especialment en entorns de big data, amb les dades distribuïdes en múltiples ordinadors. </text:p>
      <text:p text:style-name="P14"/>
      <text:p text:style-name="P14">El que es fa és executar parelles d’instruccions map-reduce en paral·lel en múltiples servidors i, posteriorment, en cascada en d’altres servidors, tants nivells com calgui per a obtenir finalment un únic resultat (en un servidor o en un conjunt de servidors). </text:p>
      <text:p text:style-name="P14"/>
      <text:p text:style-name="P14">Aquesta distribució física de les dades és imprescindible quan el volum de les dades supera la capacitat d’emmagatzematge dels ordinadors usats. Hi ha eines especialitzades que permeten utilitzar discos o parts de discs de múltiples servidors com si fos un únic volum lògic. </text:p>
      <text:p text:style-name="P14"/>
      <text:p text:style-name="P14">Aquesta distribució física ut<text:span text:style-name="T15">i</text:span>litzant aquestes eines és transparent per al programador.</text:p>
      <text:p text:style-name="P9"/>
      <text:p text:style-name="P9"/>
      <text:p text:style-name="P14">Vegem un <text:span text:style-name="T14">exemple</text:span>:</text:p>
      <text:p text:style-name="P9"/>
      <text:p text:style-name="P15"><text:span text:style-name="T9">Mostra </text:span><text:span text:style-name="T10">per </text:span><text:span text:style-name="T11">a </text:span><text:span text:style-name="T10">cada país: el </text:span><text:span text:style-name="T9">codi del país i la població que té</text:span></text:p>
      <text:p text:style-name="P10"/>
      <text:p text:style-name="P13">a) Utilitzant aggregate <text:span text:style-name="T13">(s’utilitzaria en un entorn convencional, amb ‘‘poques’’ dades):</text:span></text:p>
      <text:p text:style-name="P11"/>
      <text:p text:style-name="P20">db.cities.aggregate([ </text:p>
      <text:p text:style-name="P20"><text:s text:c="2"/>{$group: {_id:"$country", population: {$sum: "$population"}}}, </text:p>
      <text:p text:style-name="P20"><text:s text:c="2"/>{$sort: {_id: 1}}, </text:p>
      <text:p text:style-name="P20"><text:s text:c="2"/>{$out: "exit<text:span text:style-name="T12">Aggregate</text:span>"} </text:p>
      <text:p text:style-name="P20">]) </text:p>
      <text:p text:style-name="P21"/>
      <text:p text:style-name="P11"/>
      <text:p text:style-name="P12">b) Utilitzant map-reduce <text:span text:style-name="T13">(es treballa amb javascript)</text:span></text:p>
      <text:p text:style-name="P11"/>
      <text:p text:style-name="P20"><text:bookmark-start text:name="__DdeLink__162_1785193642"/>var map1= function() { </text:p>
      <text:p text:style-name="P20"><text:s text:c="4"/>emit(this.country, this.population); </text:p>
      <text:p text:style-name="P20">}; </text:p>
      <text:p text:style-name="P20">var reduce1= function(key, val) { </text:p>
      <text:p text:style-name="P20"><text:s text:c="4"/>return Array.sum(val); </text:p>
      <text:p text:style-name="P20">}; </text:p>
      <text:p text:style-name="P20">db.cities.mapReduce(map1, reduce1, {out: "exit<text:span text:style-name="T12">MapReduce</text:span>"});<text:bookmark-end text:name="__DdeLink__162_1785193642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c97d2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99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21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BF4952608573B112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122_M6_UF3_Te2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01-11T16:25:51.088030985">gener</text:date></text:span><text:span text:style-name="MT1"><text:s/></text:span><text:span text:style-name="MT1"><text:date style:data-style-name="N104" text:date-value="2022-01-11T16:25:51.088199461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q </meta:initial-creator>
    <meta:creation-date>2014-09-24T09:05:51.882548463</meta:creation-date>
    <dc:date>2022-01-11T16:25:51.004226227</dc:date>
    <meta:editing-duration>PT14H27M5S</meta:editing-duration>
    <meta:editing-cycles>83</meta:editing-cycles>
    <meta:generator>LibreOffice/6.0.7.3$Linux_X86_64 LibreOffice_project/00m0$Build-3</meta:generator>
    <meta:document-statistic meta:table-count="2" meta:image-count="2" meta:object-count="0" meta:page-count="1" meta:paragraph-count="29" meta:word-count="216" meta:character-count="1563" meta:non-whitespace-character-count="1344"/>
  </office:meta>
</office:document-meta>
</file>